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528in"/>
    </style:style>
    <style:style style:name="co3" style:family="table-column">
      <style:table-column-properties fo:break-before="auto" style:column-width="0.9827in"/>
    </style:style>
    <style:style style:name="co4" style:family="table-column">
      <style:table-column-properties fo:break-before="auto" style:column-width="1.0453in"/>
    </style:style>
    <style:style style:name="co5" style:family="table-column">
      <style:table-column-properties fo:break-before="auto" style:column-width="1.9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3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4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none"/>
      <style:paragraph-properties fo:text-align="center" fo:margin-left="0in"/>
    </style:style>
    <style:style style:name="ce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none"/>
      <style:paragraph-properties fo:text-align="center" fo:margin-left="0in"/>
    </style:style>
    <style:style style:name="ce34" style:family="table-cell" style:parent-style-name="Default">
      <style:table-cell-properties fo:border-bottom="none" fo:background-color="#cccccc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35" style:family="table-cell" style:parent-style-name="Default">
      <style:table-cell-properties fo:border-bottom="none" fo:background-color="#cccccc" style:text-align-source="fix" style:repeat-content="false" fo:border-left="0.74pt solid #000000" fo:border-right="none" fo:border-top="none"/>
      <style:paragraph-properties fo:text-align="center" fo:margin-left="0in"/>
    </style:style>
    <style:style style:name="ce36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0.74pt solid #000000"/>
      <style:paragraph-properties fo:text-align="center" fo:margin-left="0in"/>
    </style:style>
    <style:style style:name="ce7" style:family="table-cell" style:parent-style-name="Default">
      <style:table-cell-properties fo:border-bottom="none" fo:background-color="#dddddd" style:text-align-source="fix" style:repeat-content="false" fo:border-left="none" fo:border-right="none" fo:border-top="0.74pt solid #000000"/>
      <style:paragraph-properties fo:text-align="center" fo:margin-left="0in"/>
    </style:style>
    <style:style style:name="ce8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in"/>
    </style:style>
    <style:style style:name="ce9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order-bottom="0.74pt solid #000000" fo:background-color="#dddddd" style:text-align-source="fix" style:repeat-content="false" fo:border-left="none" fo:border-right="none" fo:border-top="none"/>
      <style:paragraph-properties fo:text-align="center" fo:margin-left="0in"/>
    </style:style>
    <style:style style:name="ce42" style:family="table-cell" style:parent-style-name="Default">
      <style:table-cell-properties fo:border-bottom="none" fo:background-color="#cccccc" style:text-align-source="fix" style:repeat-content="false" fo:border-left="none" fo:border-right="none" fo:border-top="0.74pt solid #000000"/>
      <style:paragraph-properties fo:text-align="center" fo:margin-left="0in"/>
    </style:style>
    <style:style style:name="ce43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4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center" fo:margin-left="0in"/>
    </style:style>
    <style:style style:name="ce17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 style:data-style-name="N10104">
      <style:table-cell-properties fo:border-bottom="none" fo:background-color="#dddddd" style:text-align-source="fix" style:repeat-content="false" fo:border-left="none" fo:border-right="none" fo:border-top="0.74pt solid #000000"/>
      <style:paragraph-properties fo:text-align="center" fo:margin-left="0in"/>
    </style:style>
    <style:style style:name="ce13" style:family="table-cell" style:parent-style-name="Default" style:data-style-name="N10104">
      <style:table-cell-properties fo:background-color="#dddddd" style:text-align-source="fix" style:repeat-content="false" fo:border="none"/>
      <style:paragraph-properties fo:text-align="center" fo:margin-left="0in"/>
    </style:style>
    <style:style style:name="ce14" style:family="table-cell" style:parent-style-name="Default" style:data-style-name="N10104">
      <style:table-cell-properties fo:background-color="#dddddd"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0104">
      <style:table-cell-properties fo:border-bottom="0.74pt solid #000000" fo:background-color="#dddddd" style:text-align-source="fix" style:repeat-content="false" fo:border-left="none" fo:border-right="none" fo:border-top="none"/>
      <style:paragraph-properties fo:text-align="center" fo:margin-left="0in"/>
    </style:style>
    <style:style style:name="ce16" style:family="table-cell" style:parent-style-name="Default" style:data-style-name="N10104">
      <style:table-cell-properties style:text-align-source="fix" style:repeat-content="false"/>
      <style:paragraph-properties fo:text-align="center" fo:margin-left="0in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3" style:family="table-cell" style:parent-style-name="Default" style:data-style-name="N104">
      <style:table-cell-properties fo:border-bottom="none" fo:background-color="#cccccc" style:text-align-source="fix" style:repeat-content="false" fo:border-left="none" fo:border-right="none" fo:border-top="0.74pt solid #000000"/>
      <style:paragraph-properties fo:text-align="center" fo:margin-left="0in"/>
    </style:style>
    <style:style style:name="ce54" style:family="table-cell" style:parent-style-name="Default" style:data-style-name="N104">
      <style:table-cell-properties fo:background-color="#cccccc" style:text-align-source="fix" style:repeat-content="false"/>
      <style:paragraph-properties fo:text-align="center" fo:margin-left="0in"/>
    </style:style>
    <style:style style:name="ce55" style:family="table-cell" style:parent-style-name="Default" style:data-style-name="N104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center" fo:margin-left="0in"/>
    </style:style>
    <style:style style:name="ce56" style:family="table-cell" style:parent-style-name="Default">
      <style:table-cell-properties fo:background-color="#ffbf00" fo:border="0.74pt solid #000000"/>
    </style:style>
    <style:style style:name="ce57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order-bottom="0.74pt solid #000000" fo:background-color="#ffffff" fo:border-left="none" fo:border-right="none" fo:border-top="0.74pt solid #000000"/>
    </style:style>
    <style:style style:name="ce19" style:family="table-cell" style:parent-style-name="Default" style:data-style-name="N10104">
      <style:table-cell-properties fo:border-bottom="none" fo:background-color="#dddddd" fo:border-left="none" fo:border-right="none" fo:border-top="0.74pt solid #000000"/>
    </style:style>
    <style:style style:name="ce20" style:family="table-cell" style:parent-style-name="Default" style:data-style-name="N10104">
      <style:table-cell-properties fo:background-color="#dddddd" fo:border="none"/>
    </style:style>
    <style:style style:name="ce21" style:family="table-cell" style:parent-style-name="Default" style:data-style-name="N10104">
      <style:table-cell-properties fo:border-bottom="0.74pt solid #000000" fo:background-color="#dddddd" fo:border-left="none" fo:border-right="none" fo:border-top="none"/>
    </style:style>
    <style:style style:name="ce23" style:family="table-cell" style:parent-style-name="Default" style:data-style-name="N10104">
      <style:table-cell-properties fo:border-bottom="0.74pt solid #000000" fo:background-color="#b4c7dc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25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27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/>
      <style:paragraph-properties fo:text-align="center" fo:margin-left="0in"/>
    </style:style>
    <style:style style:name="ce28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none"/>
      <style:paragraph-properties fo:text-align="center" fo:margin-left="0in"/>
    </style:style>
    <style:style style:name="ce67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68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none"/>
      <style:paragraph-properties fo:text-align="center" fo:margin-left="0in"/>
    </style:style>
    <style:style style:name="ce69" style:family="table-cell" style:parent-style-name="Default">
      <style:table-cell-properties fo:border-bottom="0.74pt solid #000000" fo:background-color="#cccccc" style:text-align-source="fix" style:repeat-content="false" fo:border-left="none" fo:border-right="0.74pt solid #000000" fo:border-top="none"/>
      <style:paragraph-properties fo:text-align="center" fo:margin-left="0in"/>
    </style:style>
    <style:style style:name="ce70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71" style:family="table-cell" style:parent-style-name="Default" style:data-style-name="N10104">
      <style:table-cell-properties fo:border-bottom="0.74pt solid #000000" fo:background-color="#729fcf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22" style:family="table-cell" style:parent-style-name="Default" style:data-style-name="N10104">
      <style:table-cell-properties fo:border-bottom="0.74pt solid #000000" fo:background-color="#ffffa6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24" style:family="table-cell" style:parent-style-name="Default" style:data-style-name="N10104">
      <style:table-cell-properties fo:border-bottom="0.74pt solid #000000" fo:background-color="#afd095" style:text-align-source="fix" style:repeat-content="false" fo:border-left="none" fo:border-right="0.74pt solid #000000" fo:border-top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1016" table:default-cell-style-name="ce1"/>
        <table:table-row table:style-name="ro1">
          <table:table-cell table:number-columns-repeated="1023"/>
        </table:table-row>
        <table:table-row table:style-name="ro1">
          <table:table-cell/>
          <table:table-cell table:style-name="Default"/>
          <table:table-cell/>
          <table:table-cell table:style-name="ce11" office:value-type="string" calcext:value-type="string">
            <text:p>GSE BOM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Names</text:p>
          </table:table-cell>
          <table:table-cell table:style-name="ce6" office:value-type="string" calcext:value-type="string">
            <text:p>Quantity </text:p>
          </table:table-cell>
          <table:table-cell table:style-name="ce6" office:value-type="string" calcext:value-type="string">
            <text:p>Unit Cost</text:p>
          </table:table-cell>
          <table:table-cell table:style-name="ce18" office:value-type="string" calcext:value-type="string">
            <text:p>Price</text:p>
          </table:table-cell>
          <table:table-cell table:style-name="ce6" office:value-type="string" calcext:value-type="string">
            <text:p>Weblink</text:p>
          </table:table-cell>
          <table:table-cell table:style-name="ce25" office:value-type="string" calcext:value-type="string">
            <text:p>Other Notes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Pressure Relief (300psig)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currency" office:currency="USD" office:value="29.74" calcext:value-type="currency">
            <text:p>$29.74</text:p>
          </table:table-cell>
          <table:table-cell table:style-name="ce19" table:formula="of:=[.D4]*[.C4]" office:value-type="currency" office:currency="USD" office:value="59.48" calcext:value-type="currency">
            <text:p>$59.48</text:p>
          </table:table-cell>
          <table:table-cell table:style-name="ce7" office:value-type="string" calcext:value-type="string">
            <text:p><text:a xlink:href="https://www.mcmaster.com/9889K19-9889K162/" xlink:type="simple">https://www.mcmaster.com/9889K19-9889K162/</text:a></text:p>
          </table:table-cell>
          <table:table-cell table:style-name="ce26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NOS Pts</text:p>
          </table:table-cell>
          <table:table-cell table:style-name="ce8" office:value-type="float" office:value="2" calcext:value-type="float">
            <text:p>2</text:p>
          </table:table-cell>
          <table:table-cell table:style-name="ce13" office:value-type="currency" office:currency="USD" office:value="34.69" calcext:value-type="currency">
            <text:p>$34.69</text:p>
          </table:table-cell>
          <table:table-cell table:style-name="ce20" table:formula="of:=[.C5]*[.D5]" office:value-type="currency" office:currency="USD" office:value="69.38" calcext:value-type="currency">
            <text:p>$69.38</text:p>
          </table:table-cell>
          <table:table-cell table:style-name="ce8" office:value-type="string" calcext:value-type="string">
            <text:p>https://www.amazon.com/FUSCH-Transducer-Connector-Stainless-Transmitter/dp/B0CRQT7VFJ/ref=sr_1_1?dib=eyJ2IjoiMSJ9.k_Tu7ZgUMVdohd7r2kk4mpLodopGvJ6fTf_28j4pp-q3xcw0J_8znsSrK6sHz-fJJPx_tG1FEXkRm3Zaqm_GDCFbkkx-alNJEaXkwGbgSXU_Q7gi10q14E_ZUUbj5FTwzHGI5mbtMNCAHJI56CRfk6iV35UrJbLKs1wdKupZNidtcTnP1eSO4R4aEp2cw-neMXTmj0MNtHpqfbaZPZJ3wVjkiKf__UeScEH0t1aODLc.ypocCuxxWw9IlqK_TZ92tgHcBvmeiRS-poBr3hM-cQY&amp;dib_tag=se&amp;keywords=1000%2Bpsi%2Bpressure%2Bsensor&amp;qid=1712518589&amp;sr=8-1&amp;th=1</text:p>
          </table:table-cell>
          <table:table-cell table:style-name="ce27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Fuel + Chamber Pts</text:p>
          </table:table-cell>
          <table:table-cell table:style-name="ce9" office:value-type="float" office:value="3" calcext:value-type="float">
            <text:p>3</text:p>
          </table:table-cell>
          <table:table-cell table:style-name="ce14" office:value-type="currency" office:currency="USD" office:value="25" calcext:value-type="currency">
            <text:p>$25.00</text:p>
          </table:table-cell>
          <table:table-cell table:style-name="ce20" table:formula="of:=[.C6]*[.D6]" office:value-type="currency" office:currency="USD" office:value="75" calcext:value-type="currency">
            <text:p>$75.00</text:p>
          </table:table-cell>
          <table:table-cell table:style-name="ce9" office:value-type="string" calcext:value-type="string">
            <text:p>https://www.amazon.com/Transducer-Stainless-Transmitter-Automobile-Motorcycle/dp/B09FXBHW9F/ref=sr_1_1_sspa?crid=I56U2CZSYQOI&amp;dib=eyJ2IjoiMSJ9.n-x6NP6fRVQCLdvDoEGQZU5jr1BnBppf7ck5Kxb1VjKF7geuOmjYJpCJypBB3IMQT3g9X66w5meIUcK-hE-sWbXKPN1p5eeMNdkMLAOYCZSpS8xcByQJeTIVQpTEHLx9M3r92CMP1KTFLtl5MADEzMZDpyQ689lBj8HLiaWYTeywMpR5XDYSzz8HysV8Hx_o8nqoT3q5M8BgU32XpL25tTOEwry9TNkc0MXbb8qatWI.exW3O3owrNQlRYhIyMlfwwHj_nNS2-P6Iq3AgMe5ku0&amp;dib_tag=se&amp;keywords=pressure%2Btransducer%2B500%2Bpsi&amp;qid=1712515405&amp;sprefix=pressure%2Btransud%2Caps%2C344&amp;sr=8-1-spons&amp;sp_csd=d2lkZ2V0TmFtZT1zcF9hdGY&amp;th=1</text:p>
          </table:table-cell>
          <table:table-cell table:style-name="ce27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In Fluid Tcs</text:p>
          </table:table-cell>
          <table:table-cell table:style-name="ce9" office:value-type="float" office:value="3" calcext:value-type="float">
            <text:p>3</text:p>
          </table:table-cell>
          <table:table-cell table:style-name="ce14" office:value-type="currency" office:currency="USD" office:value="30.44" calcext:value-type="currency">
            <text:p>$30.44</text:p>
          </table:table-cell>
          <table:table-cell table:style-name="ce20" table:formula="of:=[.C7]*[.D7]" office:value-type="currency" office:currency="USD" office:value="91.32" calcext:value-type="currency">
            <text:p>$91.32</text:p>
          </table:table-cell>
          <table:table-cell table:style-name="ce9" office:value-type="string" calcext:value-type="string">
            <text:p>https://www.mcmaster.com/39095K64/</text:p>
          </table:table-cell>
          <table:table-cell table:style-name="ce27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TC Extension Wire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currency" office:currency="USD" office:value="28.94" calcext:value-type="currency">
            <text:p>$28.94</text:p>
          </table:table-cell>
          <table:table-cell table:style-name="ce20" table:formula="of:=[.C8]*[.D8]" office:value-type="currency" office:currency="USD" office:value="28.94" calcext:value-type="currency">
            <text:p>$28.94</text:p>
          </table:table-cell>
          <table:table-cell table:style-name="ce9" office:value-type="string" calcext:value-type="string">
            <text:p><text:a xlink:href="https://www.amazon.com/K-Type-Thermocouple-Wire-Solid-Insulation/dp/B074DKPJRL/ref=sr_1_4?crid=4BLEWTG6L0CH&amp;dib=eyJ2IjoiMSJ9.Ov44S_8LcWwOErsxQ7_8nAQ2WpltCvbrUIpDQfppwKTO0rvR5rxjsFej32AvTLF6owrZqZJsFieJXp8raDHmIQQ-fm2bWDdnHE8lIWYMMsOFqFpC5O5FEHqy_lNacGCA95iDmn5IogQ1aIdvaC-VQ63MEbZXqEG08k4uMiODk1Eat2MAs7BSOKo9jwhUZvbiOpqgyauEigYo_O119eMwEQ7hSu9Ry0F0NrgvkYjh_uY.ko2uSwGqWyb2wmC69x9Vnl3CTH5zeHM0_BN0YgG0CYg&amp;dib_tag=se&amp;keywords=type-k+extension+wire&amp;qid=1712896009&amp;sprefix=type-k+extension+wi%2Caps%2C204&amp;sr=8-4" xlink:type="simple">https://www.amazon.com/K-Type-Thermocouple-Wire-Solid-Insulation/dp/B074DKPJRL/ref=sr_1_4?crid=4BLEWTG6L0CH&amp;dib=eyJ2IjoiMSJ9.Ov44S_8LcWwOErsxQ7_8nAQ2WpltCvbrUIpDQfppwKTO0rvR5rxjsFej32AvTLF6owrZqZJsFieJXp8raDHmIQQ-fm2bWDdnHE8lIWYMMsOFqFpC5O5FEHqy_lNacGCA95iDmn5IogQ1aIdvaC-VQ63MEbZXqEG08k4uMiODk1Eat2MAs7BSOKo9jwhUZvbiOpqgyauEigYo_O119eMwEQ7hSu9Ry0F0NrgvkYjh_uY.ko2uSwGqWyb2wmC69x9Vnl3CTH5zeHM0_BN0YgG0CYg&amp;dib_tag=se&amp;keywords=type-k+extension+wire&amp;qid=1712896009&amp;sprefix=type-k+extension+wi%2Caps%2C204&amp;sr=8-4</text:a></text:p>
          </table:table-cell>
          <table:table-cell table:style-name="ce27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Engine Load Cells</text:p>
          </table:table-cell>
          <table:table-cell table:style-name="ce9" office:value-type="float" office:value="2" calcext:value-type="float">
            <text:p>2</text:p>
          </table:table-cell>
          <table:table-cell table:style-name="ce14" office:value-type="currency" office:currency="USD" office:value="25" calcext:value-type="currency">
            <text:p>$25.00</text:p>
          </table:table-cell>
          <table:table-cell table:style-name="ce20" table:formula="of:=[.C9]*[.D9]" office:value-type="currency" office:currency="USD" office:value="50" calcext:value-type="currency">
            <text:p>$50.00</text:p>
          </table:table-cell>
          <table:table-cell table:style-name="ce9" office:value-type="string" calcext:value-type="string">
            <text:p>https://www.amazon.com/YZC-516C-Tension-Compression-Weight-batching/dp/B0BG9TH1S8/ref=sr_1_1_sspa?crid=1F6J41TDP9HPP&amp;dib=eyJ2IjoiMSJ9.fu6BPOZYtHH4H2ku_HpjVKNNX9cGFkmosaXT6CwDl9IcJQjRn7jNMMGrZw_ZFG71Q_QVzUtznyxP5mrXSP2doCUhuZhxU_JtuO0bL6b1QbX3fjaM3p_AnWW2_wiUHE3HdHbR0b-7R-DYb7nrEFjMFkIidjkn9kHwl706q-DAK5a9PQ-lqDr8q3X6QPQrCBNqdf3TgMgP10OdcYeT7nBn3SnoNLtIBvcym1qYwQxiIis.US76KOHotcOfM6rJwRUDtR08OeDXlU2mW0CXmkmRfv0&amp;dib_tag=se&amp;keywords=100kg+s+load+cell&amp;qid=1712515144&amp;sprefix=100kg+s+load+%2Caps%2C270&amp;sr=8-1-spons&amp;sp_csd=d2lkZ2V0TmFtZT1zcF9hdGY&amp;psc=1</text:p>
          </table:table-cell>
          <table:table-cell table:style-name="ce27" office:value-type="string" calcext:value-type="string">
            <text:p>100kg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N2 Regulator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currency" office:currency="USD" office:value="36.99" calcext:value-type="currency">
            <text:p>$36.99</text:p>
          </table:table-cell>
          <table:table-cell table:style-name="ce20" table:formula="of:=[.C10]*[.D10]" office:value-type="currency" office:currency="USD" office:value="36.99" calcext:value-type="currency">
            <text:p>$36.99</text:p>
          </table:table-cell>
          <table:table-cell table:style-name="ce9" office:value-type="string" calcext:value-type="string">
            <text:p>https://www.amazon.com/Nitrogen-Regulator-Delivery-Pressure-Connection/dp/B09FXSDTFY/ref=sr_1_3?crid=G27DYCH0MPOZ&amp;dib=eyJ2IjoiMSJ9.Lq7QIqGfdrRxSxRGbSKEU6oSiAX9KeUwS6EHVtj2S_RL9L2_j2Ai_peP1tUTwHRVN996UOTuWCjjLsvRcK3N4jYDwkdgPqPNmFmMtd5JlGyBC-RiHSnGRXJoK8-u5eqjYA5QrYS6ZTl-SfkXuQDr5otvYiiGggtycuHNocbrk8AIneW-0yb1LC3XBkVLJ6ootoulUTr2-xBrEG9LyLUmLDnTAVdAoVVOUjTW511xFSk.2qhXxcZJ6CV33U5DYMhOkbqOTIol5RuQ72cMtMPOlyI&amp;dib_tag=se&amp;keywords=0-400psig+regulator&amp;qid=1712455248&amp;sprefix=0-400ps+regulator%2Caps%2C228&amp;sr=8-3</text:p>
          </table:table-cell>
          <table:table-cell table:style-name="ce27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N2 Tank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currency" office:currency="USD" office:value="138.95" calcext:value-type="currency">
            <text:p>$138.95</text:p>
          </table:table-cell>
          <table:table-cell table:style-name="ce20" table:formula="of:=[.C11]*[.D11]" office:value-type="currency" office:currency="USD" office:value="138.95" calcext:value-type="currency">
            <text:p>$138.95</text:p>
          </table:table-cell>
          <table:table-cell table:style-name="ce9" office:value-type="string" calcext:value-type="string">
            <text:p><text:a xlink:href="https://www.amazon.com/Nitrogen-CGA580-Valve-Fresh-Certification/dp/B00CA31IMY/ref=sr_1_5?crid=1MVKCSN21U7SD&amp;dib=eyJ2IjoiMSJ9.kKSaQLcCbBU_4ziaPGCH2pR_W19GQ_DGJ5qfe-3U96PqgCmT5-hMFpHKlijd49UHqsBGnqyqxopPzG3GNYIMhwuF_bgwS1BD90PwoStZGgO3kM-KVv7uKOytE28HTghtqlD6aRhttE4eK499D6pvMpbzuV5LmRhqHwVzV5tE1AExs6CAvzwx72IpdYn1cHPOG9PFZT9d2FgXWSB1w1pgJjVAfrcCtENsSB3klcpWNoC_yEcZRIIZvScXSo4TMY1VccMRuK4fFNJB3t9kYJ-H81Dc43k-0eDS9hrxWrWMo4Q.lq6mbLX22W29rhrpDRAcgW550UMHXhdeY6kpUEvHfT8&amp;dib_tag=se&amp;keywords=Aluminum+nitrogen+tank&amp;qid=1712895192&amp;sprefix=aluminum+nitrogen+ta%2Caps%2C212&amp;sr=8-5" xlink:type="simple">https://www.amazon.com/Nitrogen-CGA580-Valve-Fresh-Certification/dp/B00CA31IMY/ref=sr_1_5?crid=1MVKCSN21U7SD&amp;dib=eyJ2IjoiMSJ9.kKSaQLcCbBU_4ziaPGCH2pR_W19GQ_DGJ5qfe-3U96PqgCmT5-hMFpHKlijd49UHqsBGnqyqxopPzG3GNYIMhwuF_bgwS1BD90PwoStZGgO3kM-KVv7uKOytE28HTghtqlD6aRhttE4eK499D6pvMpbzuV5LmRhqHwVzV5tE1AExs6CAvzwx72IpdYn1cHPOG9PFZT9d2FgXWSB1w1pgJjVAfrcCtENsSB3klcpWNoC_yEcZRIIZvScXSo4TMY1VccMRuK4fFNJB3t9kYJ-H81Dc43k-0eDS9hrxWrWMo4Q.lq6mbLX22W29rhrpDRAcgW550UMHXhdeY6kpUEvHfT8&amp;dib_tag=se&amp;keywords=Aluminum+nitrogen+tank&amp;qid=1712895192&amp;sprefix=aluminum+nitrogen+ta%2Caps%2C212&amp;sr=8-5</text:a></text:p>
          </table:table-cell>
          <table:table-cell table:style-name="ce27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Fuel Tank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currency" office:currency="USD" office:value="127" calcext:value-type="currency">
            <text:p>$127.00</text:p>
          </table:table-cell>
          <table:table-cell table:style-name="ce20" table:formula="of:=[.C12]*[.D12]" office:value-type="currency" office:currency="USD" office:value="127" calcext:value-type="currency">
            <text:p>$127.00</text:p>
          </table:table-cell>
          <table:table-cell table:style-name="ce9" office:value-type="string" calcext:value-type="string">
            <text:p>https://www.amazon.com/Kegco-I22-580-Nitrogen-Pressure-Aluminum/dp/B0037B3BLE/ref=sr_1_5?crid=189FJLK5VGD7V&amp;dib=eyJ2IjoiMSJ9.kKSaQLcCbBU_4ziaPGCH2pR_W19GQ_DGJ5qfe-3U96PqgCmT5-hMFpHKlijd49UHP8OPYMHDaqxQoMUKcnowXHZxP1YaVax5w0Qhiz9s8x3gLI67C8EK9CvOppyQf30dG5BEmC50MKXVcQognfPkfIv-Oytoeifr2dkRyF9ptHGS6GQiwGqs2_PFLeqv2wRFL3RX3XV2_OJZdPbUVhowm7x9uLSdsG4rI_gyWCZ-g7g9BdLO8fGXbS_fez6ppWc3t80pHmG13wHMQcwG-UsR3aQb4DLdKlmWC_uVWvvVzsM.F5SNlG_caipPtgKYApMQqfA0-bVt0L3i1NSasG_ge0Q&amp;dib_tag=se&amp;keywords=aluminum+nitrogen+tank&amp;qid=1712515315&amp;sprefix=aluminum+nitrogen+ta%2Caps%2C324&amp;sr=8-5</text:p>
          </table:table-cell>
          <table:table-cell table:style-name="ce27" office:value-type="string" calcext:value-type="string">
            <text:p>-</text:p>
          </table:table-cell>
          <table:table-cell table:number-columns-repeated="4"/>
          <table:table-cell table:style-name="ce70" office:value-type="string" calcext:value-type="string">
            <text:p>Total</text:p>
          </table:table-cell>
          <table:table-cell table:style-name="ce71" table:formula="of:=[.E24]+[.E36]" office:value-type="currency" office:currency="USD" office:value="1943.72" calcext:value-type="currency">
            <text:p>$1,943.72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1000psi Valves</text:p>
          </table:table-cell>
          <table:table-cell table:style-name="ce9" office:value-type="float" office:value="3" calcext:value-type="float">
            <text:p>3</text:p>
          </table:table-cell>
          <table:table-cell table:style-name="ce14" office:value-type="currency" office:currency="USD" office:value="17.26" calcext:value-type="currency">
            <text:p>$17.26</text:p>
          </table:table-cell>
          <table:table-cell table:style-name="ce20" table:formula="of:=[.C13]*[.D13]" office:value-type="currency" office:currency="USD" office:value="51.78" calcext:value-type="currency">
            <text:p>$51.78</text:p>
          </table:table-cell>
          <table:table-cell table:style-name="ce9" office:value-type="string" calcext:value-type="string">
            <text:p>https://www.mcmaster.com/4112T23/</text:p>
          </table:table-cell>
          <table:table-cell table:style-name="ce27" office:value-type="string" calcext:value-type="string">
            <text:p>-</text:p>
          </table:table-cell>
          <table:table-cell table:number-columns-repeated="4"/>
          <table:table-cell table:style-name="ce17" office:value-type="string" calcext:value-type="string">
            <text:p>Budget</text:p>
          </table:table-cell>
          <table:table-cell table:style-name="ce22" office:value-type="currency" office:currency="USD" office:value="1500" calcext:value-type="currency">
            <text:p>$1,500.0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Check Valves</text:p>
          </table:table-cell>
          <table:table-cell table:style-name="ce9" office:value-type="float" office:value="2" calcext:value-type="float">
            <text:p>2</text:p>
          </table:table-cell>
          <table:table-cell table:style-name="ce14" office:value-type="currency" office:currency="USD" office:value="22.2" calcext:value-type="currency">
            <text:p>$22.20</text:p>
          </table:table-cell>
          <table:table-cell table:style-name="ce20" table:formula="of:=[.C14]*[.D14]" office:value-type="currency" office:currency="USD" office:value="44.4" calcext:value-type="currency">
            <text:p>$44.40</text:p>
          </table:table-cell>
          <table:table-cell table:style-name="ce9" office:value-type="string" calcext:value-type="string">
            <text:p>https://www.mcmaster.com/7775K52/</text:p>
          </table:table-cell>
          <table:table-cell table:style-name="ce27" office:value-type="string" calcext:value-type="string">
            <text:p>-</text:p>
          </table:table-cell>
          <table:table-cell table:number-columns-repeated="4"/>
          <table:table-cell table:style-name="ce17" office:value-type="string" calcext:value-type="string">
            <text:p>Margin</text:p>
          </table:table-cell>
          <table:table-cell table:style-name="ce24" table:formula="of:=[.M13]-[.M12]" office:value-type="currency" office:currency="USD" office:value="-443.72" calcext:value-type="currency">
            <text:p>-$443.72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NOS Feed Valve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currency" office:currency="USD" office:value="109.98" calcext:value-type="currency">
            <text:p>$109.98</text:p>
          </table:table-cell>
          <table:table-cell table:style-name="ce20" table:formula="of:=[.C15]*[.D15]" office:value-type="currency" office:currency="USD" office:value="109.98" calcext:value-type="currency">
            <text:p>$109.98</text:p>
          </table:table-cell>
          <table:table-cell table:style-name="ce9" office:value-type="string" calcext:value-type="string">
            <text:p>https://www.amazon.com/dp/B0CL6NX9V2/ref=twister_B0CL76SKJP?_encoding=UTF8&amp;psc=1</text:p>
          </table:table-cell>
          <table:table-cell table:style-name="ce27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Purge Valve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currency" office:currency="USD" office:value="59.98" calcext:value-type="currency">
            <text:p>$59.98</text:p>
          </table:table-cell>
          <table:table-cell table:style-name="ce20" office:value-type="currency" office:currency="USD" office:value="59.98" calcext:value-type="currency">
            <text:p>$59.98</text:p>
          </table:table-cell>
          <table:table-cell table:style-name="ce9" office:value-type="string" calcext:value-type="string">
            <text:p>https://www.amazon.com/U-S-Solid-Pressure-Solenoid-Valve/dp/B0BSNCWW34/ref=asc_df_B0BSNCWW34/?tag=hyprod-20&amp;linkCode=df0&amp;hvadid=680323326402&amp;hvpos=&amp;hvnetw=g&amp;hvrand=2328450499629060826&amp;hvpone=&amp;hvptwo=&amp;hvqmt=&amp;hvdev=c&amp;hvdvcmdl=&amp;hvlocint=&amp;hvlocphy=9031058&amp;hvtargid=pla-2271269507652&amp;mcid=a38260e9ba3039699e5353807d6c7326&amp;gad_source=1&amp;th=1</text:p>
          </table:table-cell>
          <table:table-cell table:style-name="ce27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Fuel Feed Valve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currency" office:currency="USD" office:value="84.98" calcext:value-type="currency">
            <text:p>$84.98</text:p>
          </table:table-cell>
          <table:table-cell table:style-name="ce20" table:formula="of:=[.C17]*[.D17]" office:value-type="currency" office:currency="USD" office:value="84.98" calcext:value-type="currency">
            <text:p>$84.98</text:p>
          </table:table-cell>
          <table:table-cell table:style-name="ce9" office:value-type="string" calcext:value-type="string">
            <text:p>https://www.amazon.com/U-S-Solid-Pressure-Solenoid-Valve/dp/B0BSNHJ4WQ/ref=asc_df_B0BSNCWW34/?tag=hyprod-20&amp;linkCode=df0&amp;hvadid=680323326402&amp;hvpos=&amp;hvnetw=g&amp;hvrand=2328450499629060826&amp;hvpone=&amp;hvptwo=&amp;hvqmt=&amp;hvdev=c&amp;hvdvcmdl=&amp;hvlocint=&amp;hvlocphy=9031058&amp;hvtargid=pla-2271269507652&amp;mcid=a38260e9ba3039699e5353807d6c7326&amp;gad_source=1&amp;th=1</text:p>
          </table:table-cell>
          <table:table-cell table:style-name="ce27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NOS Tank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currency" office:currency="USD" office:value="360.89" calcext:value-type="currency">
            <text:p>$360.89</text:p>
          </table:table-cell>
          <table:table-cell table:style-name="ce20" table:formula="of:=[.C18]*[.D18]" office:value-type="currency" office:currency="USD" office:value="360.89" calcext:value-type="currency">
            <text:p>$360.89</text:p>
          </table:table-cell>
          <table:table-cell table:style-name="ce9" office:value-type="string" calcext:value-type="string">
            <text:p>https://www.amazon.com/NOS-14745NOS-Electric-10-pound-Nitrous/dp/B000COXD3K/ref=sr_1_11?dib=eyJ2IjoiMSJ9.bLkxhSfwxnxdCoNrzmPYDnz8P7iseEifkyv7_QTOqCO9aqjbHOoHpxDFULvvRGg3jm6hsSHqto_ZCTHvclAT0yFTNdx_w4Ibvm_-tMl80ICAaUtg9uFxNEe0rQrd0iYHC6rOamFthHbj-HtwMBG_5TKmR0uf7deUzIPGwi75_nCcKNfM-l26V81GfiPlvSyhkA8OxCS3IPKN-stzSssthnz1LJiqS_vr_eypJ0C65spur9z6KY-UozJii10eoSn4ZnShnR3jeiSU90R1Q9nalkJS98QH58ra-VNrO6xu5NA.OpvGIHfmEDZvwtNHNjeOTvNEcu2ua5TqvIOf3O-i6pg&amp;dib_tag=se&amp;keywords=10lb+nitrous+bottle&amp;qid=1712524865&amp;sr=8-11</text:p>
          </table:table-cell>
          <table:table-cell table:style-name="ce27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Fitting, Tube ect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currency" office:currency="USD" office:value="300" calcext:value-type="currency">
            <text:p>$300.00</text:p>
          </table:table-cell>
          <table:table-cell table:style-name="ce20" table:formula="of:=[.C19]*[.D19]" office:value-type="currency" office:currency="USD" office:value="300" calcext:value-type="currency">
            <text:p>$300.00</text:p>
          </table:table-cell>
          <table:table-cell table:style-name="ce9"/>
          <table:table-cell table:style-name="ce27" office:value-type="string" calcext:value-type="string">
            <text:p>Need to Add Detail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Tube Cutter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currency" office:currency="USD" office:value="15.99" calcext:value-type="currency">
            <text:p>$15.99</text:p>
          </table:table-cell>
          <table:table-cell table:style-name="ce20" table:formula="of:=[.C20]*[.D20]" office:value-type="currency" office:currency="USD" office:value="15.99" calcext:value-type="currency">
            <text:p>$15.99</text:p>
          </table:table-cell>
          <table:table-cell table:style-name="ce9" office:value-type="string" calcext:value-type="string">
            <text:p>https://www.amazon.com/Libraton-Tubing-Deburring-Aluminum-Stainless/dp/B09J2JY1Q6/ref=sxin_16_sbv_search_btf?content-id=amzn1.sym.c44d9f79-d706-4fe9-a72f-cc7d2fe3208f%3Aamzn1.sym.c44d9f79-d706-4fe9-a72f-cc7d2fe3208f&amp;cv_ct_cx=1%2F2%2Bcopper%2Btubing&amp;dib=eyJ2IjoiMSJ9.wFU0J8WP1sUEFhmomeD-2Q.O_oMKzAp3xqnKMda760wwcKZYkQsYYIL_CfRLeClEPM&amp;dib_tag=se&amp;keywords=1%2F2%2Bcopper%2Btubing&amp;pd_rd_i=B09J2JY1Q6&amp;pd_rd_r=6734e8c5-be2d-4c03-9741-44bf502f6c5f&amp;pd_rd_w=bsy0a&amp;pd_rd_wg=lnTCf&amp;pf_rd_p=c44d9f79-d706-4fe9-a72f-cc7d2fe3208f&amp;pf_rd_r=7BQWYMNZ41MEB7TS1PQ6&amp;qid=1712522775&amp;sbo=RZvfv%2F%2FHxDF%2BO5021pAnSA%3D%3D&amp;sr=1-1-5190daf0-67e3-427c-bea6-c72c1df98776&amp;th=1</text:p>
          </table:table-cell>
          <table:table-cell table:style-name="ce27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Tube Bender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currency" office:currency="USD" office:value="31.99" calcext:value-type="currency">
            <text:p>$31.99</text:p>
          </table:table-cell>
          <table:table-cell table:style-name="ce20" table:formula="of:=[.C21]*[.D21]" office:value-type="currency" office:currency="USD" office:value="31.99" calcext:value-type="currency">
            <text:p>$31.99</text:p>
          </table:table-cell>
          <table:table-cell table:style-name="ce9" office:value-type="string" calcext:value-type="string">
            <text:p>https://www.amazon.com/VEVOR-Pipe-Tube-Bender-Manual/dp/B0C4F6BWDX?source=ps-sl-shoppingads-lpcontext&amp;ref_=fplfs&amp;psc=1&amp;smid=ATVPDKIKX0DER</text:p>
          </table:table-cell>
          <table:table-cell table:style-name="ce27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Tube Flare 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currency" office:currency="USD" office:value="153.75" calcext:value-type="currency">
            <text:p>$153.75</text:p>
          </table:table-cell>
          <table:table-cell table:style-name="ce20" table:formula="of:=[.C22]*[.D22]" office:value-type="currency" office:currency="USD" office:value="153.75" calcext:value-type="currency">
            <text:p>$153.75</text:p>
          </table:table-cell>
          <table:table-cell table:style-name="ce8" office:value-type="string" calcext:value-type="string">
            <text:p>https://www.aircraftspruce.com/catalog/topages/flaringtools2.php</text:p>
          </table:table-cell>
          <table:table-cell table:style-name="ce27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Tank Load Cells</text:p>
          </table:table-cell>
          <table:table-cell table:style-name="ce10" office:value-type="float" office:value="8" calcext:value-type="float">
            <text:p>8</text:p>
          </table:table-cell>
          <table:table-cell table:style-name="ce15" table:formula="of:=6.99/4" office:value-type="currency" office:currency="USD" office:value="1.7475" calcext:value-type="currency">
            <text:p>$1.75</text:p>
          </table:table-cell>
          <table:table-cell table:style-name="ce21" table:formula="of:=[.C23]*[.D23]" office:value-type="currency" office:currency="USD" office:value="13.98" calcext:value-type="currency">
            <text:p>$13.98</text:p>
          </table:table-cell>
          <table:table-cell table:style-name="ce10" office:value-type="string" calcext:value-type="string">
            <text:p>https://www.amazon.com/WWZMDiB-Amplifier-HX711-Displacement-Acceleration/dp/B0BLNQVY2X/ref=sr_1_9?crid=Q6TGLZVFM12X&amp;dib=eyJ2IjoiMSJ9.1c-BV14faG405pKTNEUU3alZ5zYyw7P1VWoKM_YgxtBQ50wZVL1oyFo05a3Cax-D1Ai9yJNLFSG4YqhGkhNKQ0jC2ZTJCxqqk1cqHdWtpSbh6Q9eXSE075UgfViHkYlQysZLW537x7otvvHshCtE43DW3xCJDynG9YBTr1rAt4zGMmMrrkk8IlmpYQXeUyrU5gIGnr2yCUSLVWJxIcrDIJhkiB1YLQuW9xWTfIEObww.ari-CJcS6gLiG7gQJjb2dK7jnP6E2g3cyOfz_ZhfISg&amp;dib_tag=se&amp;keywords=5kg%2Bload%2Bcell&amp;qid=1712895795&amp;sprefix=5kg%2Bload%2Bcel%2Caps%2C387&amp;sr=8-9&amp;th=1</text:p>
          </table:table-cell>
          <table:table-cell table:style-name="ce28" office:value-type="string" calcext:value-type="string">
            <text:p>5kg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7" office:value-type="string" calcext:value-type="string">
            <text:p>GSE Total</text:p>
          </table:table-cell>
          <table:table-cell table:style-name="ce23" table:formula="of:=SUM([.E4:.E23])" office:value-type="currency" office:currency="USD" office:value="1904.78" calcext:value-type="currency">
            <text:p>$1,904.78</text:p>
          </table:table-cell>
          <table:table-cell table:number-columns-repeated="1018"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3"/>
          <table:table-cell table:style-name="ce16"/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3"/>
          <table:table-cell table:style-name="ce52" office:value-type="string" calcext:value-type="string">
            <text:p>Ignitor Bom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Names</text:p>
          </table:table-cell>
          <table:table-cell table:style-name="ce6" office:value-type="string" calcext:value-type="string">
            <text:p>Quantity </text:p>
          </table:table-cell>
          <table:table-cell table:style-name="ce6" office:value-type="string" calcext:value-type="string">
            <text:p>Unit Cost</text:p>
          </table:table-cell>
          <table:table-cell table:style-name="ce18" office:value-type="string" calcext:value-type="string">
            <text:p>Price</text:p>
          </table:table-cell>
          <table:table-cell table:style-name="ce6" office:value-type="string" calcext:value-type="string">
            <text:p>Weblink</text:p>
          </table:table-cell>
          <table:table-cell table:style-name="ce25" office:value-type="string" calcext:value-type="string">
            <text:p>Other Notes</text:p>
          </table:table-cell>
          <table:table-cell table:number-columns-repeated="1016"/>
        </table:table-row>
        <table:table-row table:style-name="ro1">
          <table:table-cell/>
          <table:table-cell table:style-name="ce34" office:value-type="string" calcext:value-type="string">
            <text:p>Holder</text:p>
          </table:table-cell>
          <table:table-cell table:style-name="ce42" office:value-type="float" office:value="1" calcext:value-type="float">
            <text:p>1</text:p>
          </table:table-cell>
          <table:table-cell table:style-name="ce53" office:value-type="currency" office:currency="USD" office:value="10.23" calcext:value-type="currency">
            <text:p>$10.23</text:p>
          </table:table-cell>
          <table:table-cell table:style-name="ce53" table:formula="of:=[.C33]*[.D33]" office:value-type="currency" office:currency="USD" office:value="10.23" calcext:value-type="currency">
            <text:p>$10.23</text:p>
          </table:table-cell>
          <table:table-cell table:style-name="ce42" office:value-type="string" calcext:value-type="string">
            <text:p>https://www.mcmaster.com/9149K24/</text:p>
          </table:table-cell>
          <table:table-cell table:style-name="ce67" office:value-type="string" calcext:value-type="string">
            <text:p>Thicker Wall for Snug Fit</text:p>
          </table:table-cell>
          <table:table-cell table:number-columns-repeated="1016"/>
        </table:table-row>
        <table:table-row table:style-name="ro1">
          <table:table-cell/>
          <table:table-cell table:style-name="ce35" office:value-type="string" calcext:value-type="string">
            <text:p>Adapter</text:p>
          </table:table-cell>
          <table:table-cell table:style-name="ce43" office:value-type="float" office:value="1" calcext:value-type="float">
            <text:p>1</text:p>
          </table:table-cell>
          <table:table-cell table:style-name="ce54" office:value-type="currency" office:currency="USD" office:value="6.28" calcext:value-type="currency">
            <text:p>$6.28</text:p>
          </table:table-cell>
          <table:table-cell table:style-name="ce54" table:formula="of:=[.D34]" office:value-type="currency" office:currency="USD" office:value="6.28" calcext:value-type="currency">
            <text:p>$6.28</text:p>
          </table:table-cell>
          <table:table-cell table:style-name="ce43" office:value-type="string" calcext:value-type="string">
            <text:p>https://www.mcmaster.com/50785K614/</text:p>
          </table:table-cell>
          <table:table-cell table:style-name="ce6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/>
          <table:table-cell table:style-name="ce36" office:value-type="string" calcext:value-type="string">
            <text:p>Cap</text:p>
          </table:table-cell>
          <table:table-cell table:style-name="ce44" office:value-type="float" office:value="1" calcext:value-type="float">
            <text:p>1</text:p>
          </table:table-cell>
          <table:table-cell table:style-name="ce55" office:value-type="currency" office:currency="USD" office:value="2.96" calcext:value-type="currency">
            <text:p>$2.96</text:p>
          </table:table-cell>
          <table:table-cell table:style-name="ce55" table:formula="of:=[.C35]*[.D35]" office:value-type="currency" office:currency="USD" office:value="2.96" calcext:value-type="currency">
            <text:p>$2.96</text:p>
          </table:table-cell>
          <table:table-cell table:style-name="ce44" office:value-type="string" calcext:value-type="string">
            <text:p>https://www.mcmaster.com/50785K164/</text:p>
          </table:table-cell>
          <table:table-cell table:style-name="ce69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7" office:value-type="string" calcext:value-type="string">
            <text:p>Ignitor Total</text:p>
          </table:table-cell>
          <table:table-cell table:style-name="ce56" office:value-type="float" office:value="2" calcext:value-type="float">
            <text:p>2</text:p>
          </table:table-cell>
          <table:table-cell table:style-name="ce23" table:formula="of:=SUM([.E33:.E35])*[.D36]" office:value-type="currency" office:currency="USD" office:value="38.94" calcext:value-type="currency">
            <text:p>$38.94</text:p>
          </table:table-cell>
          <table:table-cell table:number-columns-repeated="1018"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 table:number-columns-repeated="1018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3"/>
          <table:table-cell table:style-name="ce52" office:value-type="string" calcext:value-type="string">
            <text:p>DAQ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Names</text:p>
          </table:table-cell>
          <table:table-cell table:style-name="ce6" office:value-type="string" calcext:value-type="string">
            <text:p>Quantity </text:p>
          </table:table-cell>
          <table:table-cell table:style-name="ce6" office:value-type="string" calcext:value-type="string">
            <text:p>Unit Cost</text:p>
          </table:table-cell>
          <table:table-cell table:style-name="ce18" office:value-type="string" calcext:value-type="string">
            <text:p>Price</text:p>
          </table:table-cell>
          <table:table-cell table:style-name="ce6" office:value-type="string" calcext:value-type="string">
            <text:p>Weblink</text:p>
          </table:table-cell>
          <table:table-cell table:style-name="ce25" office:value-type="string" calcext:value-type="string">
            <text:p>Other Notes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C Board</text:p>
          </table:table-cell>
          <table:table-cell office:value-type="float" office:value="1" calcext:value-type="float">
            <text:p>1</text:p>
          </table:table-cell>
          <table:table-cell table:style-name="ce57" office:value-type="currency" office:currency="USD" office:value="52.95" calcext:value-type="currency">
            <text:p>$52.95</text:p>
          </table:table-cell>
          <table:table-cell table:style-name="ce57" table:formula="of:=[.C45]*[.D45]" office:value-type="currency" office:currency="USD" office:value="52.95" calcext:value-type="currency">
            <text:p>$52.95</text:p>
          </table:table-cell>
          <table:table-cell office:value-type="string" calcext:value-type="string">
            <text:p>https://www.amazon.com/K-Type-Thermocouple-Breakout-MAX31855-200%C2%B0C/dp/B0B8B4CHDW/ref=asc_df_B08FZZ2FDK/?tag=hyprod-20&amp;linkCode=df0&amp;hvadid=652512145088&amp;hvpos=&amp;hvnetw=g&amp;hvrand=4571744937001329070&amp;hvpone=&amp;hvptwo=&amp;hvqmt=&amp;hvdev=c&amp;hvdvcmdl=&amp;hvlocint=&amp;hvlocphy=9031058&amp;hvtargid=pla-2066816973795&amp;mcid=5892ab1425833272b43219c3470d6662&amp;th=1</text:p>
          </table:table-cell>
          <table:table-cell office:value-type="string" calcext:value-type="string">
            <text:p>Comes With 8 Tcs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ower Supply</text:p>
          </table:table-cell>
          <table:table-cell office:value-type="float" office:value="1" calcext:value-type="float">
            <text:p>1</text:p>
          </table:table-cell>
          <table:table-cell table:style-name="ce57" office:value-type="currency" office:currency="USD" office:value="23.99" calcext:value-type="currency">
            <text:p>$23.99</text:p>
          </table:table-cell>
          <table:table-cell table:style-name="ce57" table:formula="of:=[.C46]*[.D46]" office:value-type="currency" office:currency="USD" office:value="23.99" calcext:value-type="currency">
            <text:p>$23.99</text:p>
          </table:table-cell>
          <table:table-cell office:value-type="string" calcext:value-type="string">
            <text:p>https://www.amazon.com/ALITOVE-Universal-Regulated-Switching-Transformer/dp/B078RTV9C4/ref=asc_df_B06XJVYDDW/?tag=hyprod-20&amp;linkCode=df0&amp;hvadid=242168461154&amp;hvpos=&amp;hvnetw=g&amp;hvrand=3165906489006585461&amp;hvpone=&amp;hvptwo=&amp;hvqmt=&amp;hvdev=c&amp;hvdvcmdl=&amp;hvlocint=&amp;hvlocphy=9031058&amp;hvtargid=pla-420871621914&amp;mcid=962ff57eeac432ecbc7e407ad1775c7b&amp;gclid=Cj0KCQjwlN6wBhCcARIsAKZvD5hEMf4O4nbvNIYxPyJBHWp9xqCjMc25m6Vr7AfQdNtv-O8pY2y17I8aApp6EALw_wcB&amp;th=1</text:p>
          </table:table-cell>
          <table:table-cell office:value-type="string" calcext:value-type="string">
            <text:p>30A Max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lug and Fuse</text:p>
          </table:table-cell>
          <table:table-cell office:value-type="float" office:value="1" calcext:value-type="float">
            <text:p>1</text:p>
          </table:table-cell>
          <table:table-cell table:style-name="ce57" office:value-type="currency" office:currency="USD" office:value="10" calcext:value-type="currency">
            <text:p>$10.00</text:p>
          </table:table-cell>
          <table:table-cell table:style-name="ce57" table:formula="of:=[.C47]*[.D47]" office:value-type="currency" office:currency="USD" office:value="10" calcext:value-type="currency">
            <text:p>$10.00</text:p>
          </table:table-cell>
          <table:table-cell office:value-type="string" calcext:value-type="string">
            <text:p>https://www.amazon.com/ASHATA-Rocker-Switch-Adapter-Printer/dp/B085VSS1F2/ref=asc_df_B085VSS1F2/?tag=hyprod-20&amp;linkCode=df0&amp;hvadid=647168045727&amp;hvpos=&amp;hvnetw=g&amp;hvrand=12738590641351727160&amp;hvpone=&amp;hvptwo=&amp;hvqmt=&amp;hvdev=c&amp;hvdvcmdl=&amp;hvlocint=&amp;hvlocphy=9031058&amp;hvtargid=pla-1463515360049&amp;psc=1&amp;mcid=680c50b40cf830578af13d96afe17d98</text:p>
          </table:table-cell>
          <table:table-cell office:value-type="string" calcext:value-type="string">
            <text:p>15A Fus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Valve Switches</text:p>
          </table:table-cell>
          <table:table-cell office:value-type="float" office:value="1" calcext:value-type="float">
            <text:p>1</text:p>
          </table:table-cell>
          <table:table-cell table:style-name="ce57" office:value-type="currency" office:currency="USD" office:value="17.99" calcext:value-type="currency">
            <text:p>$17.99</text:p>
          </table:table-cell>
          <table:table-cell table:style-name="ce57" table:formula="of:=[.C48]*[.D48]" office:value-type="currency" office:currency="USD" office:value="17.99" calcext:value-type="currency">
            <text:p>$17.99</text:p>
          </table:table-cell>
          <table:table-cell office:value-type="string" calcext:value-type="string">
            <text:p>https://www.amazon.com/Nilight-Toggle-Heavy-Duty-Switch%EF%BC%8C2-Warranty/dp/B08SCGNRVS/ref=sr_1_4_sspa?crid=1IJQ0W71QV3NV&amp;dib=eyJ2IjoiMSJ9.frZKBYRk38WaV3SnRS5WNRKj0M87-0dO97cgFzIWt8yFhVCq97iOb_wTSGI6SvI8KDVbGM0LOJGmA5asa2VgYwwSIcQsT2CizqkxEOMnmuSPYHObNm4s0Qw0o8ppQpo5rt0mrSjlSwoTks6H5O1Oxav-F6MH0VO1VnJsI2-_66rkM5aSmv868PLGqEhU-eOId2atz8gwBh7nUqCe3FUKl4dWY08CpuDnBNUPHvjTIf4zJbjGK2P87D44VB5TM4BARghHqZT3Y2V4IyVskPsC2Gc3E9MLmeBkW6WJyh6D-Xs.2tWjNTH9obq4LaDbf5pbE6v3US4-4ri9_vRO2j6CLfg&amp;dib_tag=se&amp;keywords=3%2Bswitch%2Bpanel&amp;qid=1712896869&amp;sprefix=3%2Bswitch%2Bpan%2Caps%2C301&amp;sr=8-4-spons&amp;sp_csd=d2lkZ2V0TmFtZT1zcF9hdGY&amp;th=1</text:p>
          </table:table-cell>
          <table:table-cell office:value-type="string" calcext:value-type="string">
            <text:p>Switches have feedback lights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STOP</text:p>
          </table:table-cell>
          <table:table-cell office:value-type="float" office:value="1" calcext:value-type="float">
            <text:p>1</text:p>
          </table:table-cell>
          <table:table-cell table:style-name="ce57" office:value-type="currency" office:currency="USD" office:value="9.99" calcext:value-type="currency">
            <text:p>$9.99</text:p>
          </table:table-cell>
          <table:table-cell table:style-name="ce57" table:formula="of:=[.C49]*[.D49]" office:value-type="currency" office:currency="USD" office:value="9.99" calcext:value-type="currency">
            <text:p>$9.99</text:p>
          </table:table-cell>
          <table:table-cell office:value-type="string" calcext:value-type="string">
            <text:p>https://www.amazon.com/Baomain-Emergency-Switch-Button-Weatherproof/dp/B00NTT91Y0/ref=sr_1_1?crid=3UAPJN7GHILTM&amp;dib=eyJ2IjoiMSJ9.1y_sNL3QOZn-rfVJUO1UlF6nrcQNAYrBl-XJ3nYZ3TRz0a4CX-Faw5yhYBzDxd9yeL6ncG7nEcec2utERyC441BE2MWS6KIAVBhGhkjZDhXiVWuRpPcg1H3bXulXCgfR65IpJ2t30cZbQwZsf6J3z2bxM3z0mg6MnVCq39TJ0Oum1-zeOly_-Wm9IjQtY7KQgq8ExisZH72kE7DWtmmn7Rfx_G5DZXOXNaIuMIjaUYU.7Ji0BZKawmQ6JVj0KTCijpTsvqCZEib6WoyTA5UXaHo&amp;dib_tag=se&amp;keywords=estop&amp;qid=1712896980&amp;sprefix=estop%2Caps%2C283&amp;sr=8-1&amp;th=1</text:p>
          </table:table-cell>
          <table:table-cell office:value-type="string" calcext:value-type="string">
            <text:p>STOP IT ALL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57" table:number-columns-repeated="2"/>
          <table:table-cell table:number-columns-repeated="1018"/>
        </table:table-row>
        <table:table-row table:style-name="ro1" table:number-rows-repeated="104852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7T13:12:52.588651117</meta:creation-date>
    <dc:date>2024-04-11T21:43:45.987258952</dc:date>
    <meta:editing-duration>PT34M29S</meta:editing-duration>
    <meta:editing-cycles>10</meta:editing-cycles>
    <meta:generator>LibreOffice/7.3.7.2$Linux_X86_64 LibreOffice_project/30$Build-2</meta:generator>
    <meta:document-statistic meta:table-count="1" meta:cell-count="199" meta:object-count="0"/>
  </office:meta>
</office:document-meta>
</file>